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203dd83c-8e55-41b9-8492-526bf608d1f9">
        <text:p text:style-name="P5">
    <text:span text:style-name="T6">
      <text:tab/>
    </text:span>
    <text:span text:style-name="White_20_Font">
      <text:span text:style-name="T5">April 2021 - April 2022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1613241699" text:style-name="LS4">
          <text:list-header>
            <text:p text:style-name="P20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10"/>
      </text:section>
      <text:section text:style-name="Sect1" text:name="62ec4053-3cfd-433f-8090-96fc1fe810f9">
        <text:p text:style-name="P5">
    <text:span text:style-name="T6">
      <text:tab/>
    </text:span>
    <text:span text:style-name="White_20_Font">
      <text:span text:style-name="T5">April 2020 - April 2021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1613241699" text:style-name="LS4">
          <text:list-header>
            <text:p text:style-name="P20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e1b58810-9cd7-482f-8f04-4129bdb0bc7d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3d7a071a-cb8a-4a87-9b5c-b388f8411d32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614349b0-625d-4a65-ac48-7dd1ef2c2c3b">
        <text:p text:style-name="P6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71447687617890" text:continue-numbering="true" text:style-name="LS4">
          <text:list-header>
            <text:p text:style-name="P21">Thema der Bachelorarbeit: Können Kinder besser lernen als Erwachsene?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3873b4ba-6e64-48cc-b4d0-6c832ab8d49b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Deutsch: Muttersprache<text:line-break/>Französisch: Schriftlich &amp; Mündlich<text:line-break/>Italienisch: Grundkenntnisse</text:p>
          </text:list-header>
        </text:list>
        <text:p text:style-name="P9"/>
      </text:section>
      <text:section text:style-name="Sect1" text:name="690c6b03-9afd-4c4a-ab1a-29398c886488">
        <text:p text:style-name="P6">
    <text:span text:style-name="T6">
      <text:tab/>
      <text:tab/>
    </text:span>
    <text:span text:style-name="Color_20_Caps_20_Expanded">
      <text:span text:style-name="T9">EDV</text:span>
    </text:span>
  </text:p>
        <text:list xml:id="list171448108940886" text:continue-numbering="true" text:style-name="LS4">
          <text:list-header>
            <text:p text:style-name="P21">Word, Excel, Photoshop, Linux, Outlook</text:p>
          </text:list-header>
        </text:list>
        <text:p text:style-name="P9"/>
      </text:section>
      <text:section text:style-name="Sect1" text:name="fd130055-5812-40ab-9a27-ffb621f48ecb">
        <text:p text:style-name="P6">
    <text:span text:style-name="T6">
      <text:tab/>
      <text:tab/>
    </text:span>
    <text:span text:style-name="Color_20_Caps_20_Expanded">
      <text:span text:style-name="T9">Erziehung</text:span>
    </text:span>
  </text:p>
        <text:list xml:id="list171448108940886" text:continue-numbering="true" text:style-name="LS4">
          <text:list-header>
            <text:p text:style-name="P21">Analysen erstellen von Sozialisation, Erziehung und Bildung<text:line-break/>Erstellen von Lernstrategien<text:line-break/>Erkennen von Lernschwächen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text:span text:style-name="MT2">| 27.04.1972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